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Normální_20_3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zona</text:p>
          </table:table-cell>
          <table:table-cell table:style-name="Default" office:value-type="string" calcext:value-type="string">
            <text:p>plyn</text:p>
          </table:table-cell>
          <table:table-cell table:style-name="Default" office:value-type="string" calcext:value-type="string">
            <text:p>jmeno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R_d_er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dpary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H</text:p>
          </table:table-cell>
          <table:table-cell office:value-type="float" office:value="36.02102" calcext:value-type="float">
            <text:p>36,02102</text:p>
          </table:table-cell>
          <table:table-cell office:value-type="float" office:value="2.31666503013385" calcext:value-type="float">
            <text:p>2,316665030133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C</text:p>
          </table:table-cell>
          <table:table-cell office:value-type="float" office:value="34.496647624" calcext:value-type="float">
            <text:p>34,496647624</text:p>
          </table:table-cell>
          <table:table-cell office:value-type="float" office:value="1.23234929293414" calcext:value-type="float">
            <text:p>1,232349292934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H</text:p>
          </table:table-cell>
          <table:table-cell office:value-type="float" office:value="145.26215" calcext:value-type="float">
            <text:p>145,26215</text:p>
          </table:table-cell>
          <table:table-cell office:value-type="float" office:value="26.0485909239795" calcext:value-type="float">
            <text:p>26,04859092397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192.502912054205" calcext:value-type="float">
            <text:p>192,5029120542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H</text:p>
          </table:table-cell>
          <table:table-cell office:value-type="float" office:value="20.6886608" calcext:value-type="float">
            <text:p>20,6886608</text:p>
          </table:table-cell>
          <table:table-cell office:value-type="float" office:value="2.36039463525994" calcext:value-type="float">
            <text:p>2,360394635259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E</text:p>
          </table:table-cell>
          <table:table-cell office:value-type="float" office:value="191.84127" calcext:value-type="float">
            <text:p>191,84127</text:p>
          </table:table-cell>
          <table:table-cell office:value-type="float" office:value="14.526224938802" calcext:value-type="float">
            <text:p>14,526224938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193.552432841535" calcext:value-type="float">
            <text:p>193,55243284153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H</text:p>
          </table:table-cell>
          <table:table-cell office:value-type="float" office:value="395.78351" calcext:value-type="float">
            <text:p>395,78351</text:p>
          </table:table-cell>
          <table:table-cell office:value-type="float" office:value="16.5724806337104" calcext:value-type="float">
            <text:p>16,57248063371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472.266684799782" calcext:value-type="float">
            <text:p>472,266684799782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DC</text:p>
          </table:table-cell>
          <table:table-cell office:value-type="float" office:value="304.907003333333" calcext:value-type="float">
            <text:p>304,907003333333</text:p>
          </table:table-cell>
          <table:table-cell office:value-type="float" office:value="7.0733866146788" calcext:value-type="float">
            <text:p>7,07338661467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497.265551667107" calcext:value-type="float">
            <text:p>497,265551667107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H</text:p>
          </table:table-cell>
          <table:table-cell office:value-type="float" office:value="37.5194975" calcext:value-type="float">
            <text:p>37,5194975</text:p>
          </table:table-cell>
          <table:table-cell office:value-type="float" office:value="3.94376574124621" calcext:value-type="float">
            <text:p>3,943765741246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H</text:p>
          </table:table-cell>
          <table:table-cell office:value-type="float" office:value="26.919555" calcext:value-type="float">
            <text:p>26,919555</text:p>
          </table:table-cell>
          <table:table-cell office:value-type="float" office:value="0.67267067555089" calcext:value-type="float">
            <text:p>0,672670675550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E</text:p>
          </table:table-cell>
          <table:table-cell office:value-type="float" office:value="32.2412833333333" calcext:value-type="float">
            <text:p>32,2412833333333</text:p>
          </table:table-cell>
          <table:table-cell office:value-type="float" office:value="1.42186474314472" calcext:value-type="float">
            <text:p>1,42186474314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office:value-type="float" office:value="2.6094" calcext:value-type="float">
            <text:p>2,6094</text:p>
          </table:table-cell>
          <table:table-cell office:value-type="float" office:value="0.124722970580723" calcext:value-type="float">
            <text:p>0,1247229705807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.12" calcext:value-type="float">
            <text:p>20,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H</text:p>
          </table:table-cell>
          <table:table-cell office:value-type="float" office:value="50.84834" calcext:value-type="float">
            <text:p>50,84834</text:p>
          </table:table-cell>
          <table:table-cell office:value-type="float" office:value="2.28823048686246" calcext:value-type="float">
            <text:p>2,288230486862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C</text:p>
          </table:table-cell>
          <table:table-cell office:value-type="float" office:value="47.24906842" calcext:value-type="float">
            <text:p>47,24906842</text:p>
          </table:table-cell>
          <table:table-cell office:value-type="float" office:value="1.1826324361435" calcext:value-type="float">
            <text:p>1,18263243614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MH</text:p>
          </table:table-cell>
          <table:table-cell office:value-type="float" office:value="20.1502948375" calcext:value-type="float">
            <text:p>20,1502948375</text:p>
          </table:table-cell>
          <table:table-cell office:value-type="float" office:value="2.41619941588646" calcext:value-type="float">
            <text:p>2,416199415886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H</text:p>
          </table:table-cell>
          <table:table-cell office:value-type="float" office:value="182.15887" calcext:value-type="float">
            <text:p>182,15887</text:p>
          </table:table-cell>
          <table:table-cell office:value-type="float" office:value="4.55468221676944" calcext:value-type="float">
            <text:p>4,554682216769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230.880989782151" calcext:value-type="float">
            <text:p>230,880989782151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E</text:p>
          </table:table-cell>
          <table:table-cell office:value-type="float" office:value="24.9764225" calcext:value-type="float">
            <text:p>24,9764225</text:p>
          </table:table-cell>
          <table:table-cell office:value-type="float" office:value="1.2496233714598" calcext:value-type="float">
            <text:p>1,24962337145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office:value-type="float" office:value="136.8945025" calcext:value-type="float">
            <text:p>136,8945025</text:p>
          </table:table-cell>
          <table:table-cell office:value-type="float" office:value="4.10968226702118" calcext:value-type="float">
            <text:p>4,10968226702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57" calcext:value-type="float">
            <text:p>17,57</text:p>
          </table:table-cell>
          <table:table-cell office:value-type="float" office:value="96.5385578564025" calcext:value-type="float">
            <text:p>96,538557856402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21:56:55.378592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51:45.865330445</meta:creation-date>
    <dc:date>2019-08-16T21:57:10.845255348</dc:date>
    <meta:editing-duration>PT4H33M4S</meta:editing-duration>
    <meta:editing-cycles>18</meta:editing-cycles>
    <meta:generator>LibreOffice/6.1.6.3$Linux_X86_64 LibreOffice_project/10$Build-3</meta:generator>
    <meta:document-statistic meta:table-count="1" meta:cell-count="152" meta:object-count="0"/>
  </office:meta>
</office:document-meta>
</file>